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5c80" officeooo:paragraph-rsid="001f5c80"/>
    </style:style>
    <style:style style:name="P2" style:family="paragraph" style:parent-style-name="Standard">
      <style:text-properties officeooo:rsid="0020f0fb" officeooo:paragraph-rsid="0020f0fb"/>
    </style:style>
    <style:style style:name="P3" style:family="paragraph" style:parent-style-name="Standard">
      <style:text-properties officeooo:rsid="0021566c" officeooo:paragraph-rsid="0021566c"/>
    </style:style>
    <style:style style:name="P4" style:family="paragraph" style:parent-style-name="Standard">
      <style:text-properties officeooo:rsid="0021b386" officeooo:paragraph-rsid="0021b386"/>
    </style:style>
    <style:style style:name="P5" style:family="paragraph" style:parent-style-name="Standard">
      <style:text-properties officeooo:rsid="0021b386" officeooo:paragraph-rsid="00224726"/>
    </style:style>
    <style:style style:name="P6" style:family="paragraph" style:parent-style-name="Standard">
      <style:text-properties officeooo:rsid="00224726" officeooo:paragraph-rsid="00224726"/>
    </style:style>
    <style:style style:name="P7" style:family="paragraph" style:parent-style-name="Standard">
      <style:paragraph-properties fo:text-align="center" style:justify-single-word="false"/>
      <style:text-properties officeooo:rsid="00224726" officeooo:paragraph-rsid="00224726"/>
    </style:style>
    <style:style style:name="T1" style:family="text">
      <style:text-properties officeooo:rsid="001f5c80"/>
    </style:style>
    <style:style style:name="T2" style:family="text">
      <style:text-properties officeooo:rsid="0020f0fb"/>
    </style:style>
    <style:style style:name="T3" style:family="text">
      <style:text-properties officeooo:rsid="0021566c"/>
    </style:style>
    <style:style style:name="T4" style:family="text">
      <style:text-properties officeooo:rsid="0021b386"/>
    </style:style>
    <style:style style:name="T5" style:family="text">
      <style:text-properties officeooo:rsid="0021d2fd"/>
    </style:style>
    <style:style style:name="T6" style:family="text">
      <style:text-properties officeooo:rsid="002247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RONOS</text:p>
      <text:p text:style-name="P1">Hoy tengo que volver a ver a ese doctor que hace preguntas tan raras. Creo que se llamaba Dr. Octopus o algo asi no lo logro recordar del todo bien. Nunca me interesa nada de lo que dice però necesito assistir para que me de mis dosis de «Chronos» por mi enfermedad. Espero que hoy no me lo ponga tan difícil.</text:p>
      <text:p text:style-name="P1">-Buenas %personaje%, hace tiempo que no nos vemos. Sientate. Empezamos ya con las preguntas?</text:p>
      <text:p text:style-name="P1"><text:tab/>1) De acuerdo, empieza <text:span text:style-name="T2">ya </text:span>con tus preguntas <text:span text:style-name="T2">raras</text:span>.</text:p>
      <text:p text:style-name="P1"><text:tab/>2) <text:span text:style-name="T2">No, solo dame mi dosis para que me pueda ir ya.</text:span></text:p>
      <text:p text:style-name="P1"/>
      <text:p text:style-name="P2">NO, SOLO DAME MI...</text:p>
      <text:p text:style-name="P2">- %personaje% sabes perfectamente que no puedo darte Chronos sin antes hacerte una avaluacion psiqui<text:span text:style-name="T5">á</text:span>trica. Ahora, podemos empezar?</text:p>
      <text:p text:style-name="P2"><text:tab/>1) He dicho que me des mi dosis para irme. No me interesa responder tus preguntas.</text:p>
      <text:p text:style-name="P2"><text:tab/>2) <text:span text:style-name="T1">De acuerdo, empieza </text:span>ya <text:span text:style-name="T1">con tus preguntas </text:span>raras<text:span text:style-name="T1">.</text:span></text:p>
      <text:p text:style-name="P2"/>
      <text:p text:style-name="P2">HE DICHO QUE ME DES...</text:p>
      <text:p text:style-name="P2">- No lo has entendido %personaje%, este es un programa de reinseccion para combatientes de la guerra del Chronos. A nosotros se nos tiene permitido utilizar la violencia para haceros la avaluacion ya que os consideran armas vivientes. Ahora lo volvere a preguntar. %<text:span text:style-name="T3">personaje</text:span>% <text:span text:style-name="T3">p</text:span>odemos empezar?</text:p>
      <text:p text:style-name="P2"><text:tab/>1) No me gusta repetirme, asi que lo dire por ultima vez. Dame mi dosis</text:p>
      <text:p text:style-name="P2"><text:tab/>2) <text:span text:style-name="T1">De acuerdo, empieza </text:span>ya <text:span text:style-name="T1">con tus preguntas </text:span>raras<text:span text:style-name="T1">.</text:span></text:p>
      <text:p text:style-name="P2"/>
      <text:p text:style-name="P2">NO ME GUSTA REPETIRME...</text:p>
      <text:p text:style-name="P3">- Ya te lo avise. Duermanlo.</text:p>
      <text:p text:style-name="P3">De repente aparecen 3 personas totalmente armadas y te empiezan a disparar. Notas como las balas te van impactando y acabas cayendo al suelo mientras te desangras.</text:p>
      <text:p text:style-name="P3">- No queria llegar a esto, mas a<text:span text:style-name="T5">ú</text:span>n sabiendo que tu eras un sujeto Gamma. Y no solo <text:span text:style-name="T4">un sujeto</text:span> sin<text:span text:style-name="T5">ó que</text:span> el l<text:span text:style-name="T5">í</text:span>der, el l<text:span text:style-name="T5">í</text:span>der del escuadron que gano la guerra. Però me has obligado. Lo siento.</text:p>
      <text:p text:style-name="P4"/>
      <text:p text:style-name="P4">DE ACUERDO, EMPIEZA...</text:p>
      <text:p text:style-name="P4">- Veo que hoy estas de buen humor. Vamos a empezar con la primera pregunta. Imaginate la situacion, viene un tren... un desvio, si sigue su camino el tren moriran 10 personas. Si lo desvias por la otra via moririan 3 personas <text:span text:style-name="T5">siendo una alguien de tu familia</text:span>. Que harias?</text:p>
      <text:p text:style-name="P4"><text:tab/>1) Desvio la via para que muera la menor cantidad de gente, aunque tenga que llevar en mi</text:p>
      <text:p text:style-name="P4"><text:tab/> <text:s text:c="3"/>conciencia la muerte de 3 personas</text:p>
      <text:p text:style-name="P4"><text:tab/>2) Dejo que continue su camino, yo no soy dios para decidir quien muere y quien sobrevive.</text:p>
      <text:p text:style-name="P4"/>
      <text:p text:style-name="P4">LAS DOS</text:p>
      <text:p text:style-name="P4">- Okay, es una respuesta razonada y veo que estarias dispuesto a hacerlo. Continuemos con la siguiente pregunta. <text:span text:style-name="T6">Ves a un ladron robar un banco y lo sigues hasta que ves que da todo el dinero que ha robado a un orfanato. Desvelarias al ladron y al orfanato o te callarias?</text:span></text:p>
      <text:p text:style-name="P4"><text:tab/><text:span text:style-name="T6">1) Denuncio al ladron aunque de esa manera le quiten el dinero al orfanato, la ley esta por <text:tab/> <text:s text:c="3"/>encima de cualquier otra cosa y si se rompe se tiene que denunciar.</text:span></text:p>
      <text:p text:style-name="P5"><text:span text:style-name="T6"><text:tab/>2) No los acusaria para que pudieran usar ese dinero en el orfanato para todos los niños que</text:span></text:p>
      <text:p text:style-name="P5"><text:span text:style-name="T6"><text:tab/> <text:s text:c="3"/>estan alli.</text:span></text:p>
      <text:p text:style-name="P4"/>
      <text:p text:style-name="P6">LAS DOS</text:p>
      <text:p text:style-name="P6">- Perfecto, pues hasta aquí tu avaluacion de este mes, recuerda que tienes que cojer hora al salir. Ahora pon el brazo para que te pueda dar tu dosis de Chrono. Hoy has respondido bien a las preguntas y no has dado demasiados problemas. Sigue asi %personaj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09:06:55.799184498</meta:creation-date>
    <dc:date>2022-01-19T10:44:43.540267212</dc:date>
    <meta:editing-duration>PT7M13S</meta:editing-duration>
    <meta:editing-cycles>1</meta:editing-cycles>
    <meta:document-statistic meta:table-count="0" meta:image-count="0" meta:object-count="0" meta:page-count="1" meta:paragraph-count="29" meta:word-count="541" meta:character-count="2966" meta:non-whitespace-character-count="2429"/>
    <meta:generator>LibreOffice/7.0.4.2$Linux_X86_64 LibreOffice_project/00$Build-2</meta:generator>
  </office:meta>
</office:document-meta>
</file>